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 derivative Powerline" svg:font-family="'Ubuntu Mono derivative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ce3b3" officeooo:paragraph-rsid="000ce3b3"/>
    </style:style>
    <style:style style:name="P2" style:family="paragraph" style:parent-style-name="Standard">
      <style:text-properties style:font-name="Ubuntu Mono derivative Powerline" style:font-name-asian="Ubuntu Mono derivative Powerline"/>
    </style:style>
    <style:style style:name="P3" style:family="paragraph" style:parent-style-name="Standard">
      <style:text-properties style:font-name="Ubuntu Mono derivative Powerline" officeooo:rsid="000ce3b3" officeooo:paragraph-rsid="000ce3b3" style:font-name-asian="Ubuntu Mono derivative Powerline"/>
    </style:style>
    <style:style style:name="P4" style:family="paragraph" style:parent-style-name="Standard">
      <style:text-properties style:font-name="Ubuntu Mono derivative Powerline" officeooo:rsid="000ce3b3" officeooo:paragraph-rsid="000ce3b3"/>
    </style:style>
    <style:style style:name="P5" style:family="paragraph" style:parent-style-name="Standard">
      <style:text-properties style:font-name="Ubuntu Mono derivative Powerline" officeooo:paragraph-rsid="0010de8b" style:font-name-asian="Ubuntu Mono derivative Powerline"/>
    </style:style>
    <style:style style:name="P6" style:family="paragraph" style:parent-style-name="Heading_20_3" style:list-style-name=""/>
    <style:style style:name="P7" style:family="paragraph" style:parent-style-name="Heading_20_3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2_sat.py 是用 hw1 的 encode 方法。</text:p>
      <text:p text:style-name="P1">hw2_with_xor 是用新教的，有用 xor 的方法。</text:p>
      <text:p text:style-name="P1">(hw2_sat.py 比 hw2_with_xor 快很多)</text:p>
      <text:p text:style-name="P1"/>
      <text:h text:style-name="Heading_20_3" text:outline-level="3">先確定每一格需要幾個 var</text:h>
      <text:p text:style-name="P1"/>
      <text:p text:style-name="P2">b = 0</text:p>
      <text:p text:style-name="P2">while 2**b &lt; n:</text:p>
      <text:p text:style-name="P2"><text:s text:c="4"/>b += 1</text:p>
      <text:p text:style-name="P2"/>
      <text:h text:style-name="Heading_20_3" text:outline-level="3">已經填入的數字</text:h>
      <text:p text:style-name="P1"/>
      <text:p text:style-name="P3">res = {}</text:p>
      <text:p text:style-name="P3">for i in range(n):</text:p>
      <text:p text:style-name="P3"><text:s text:c="4"/>for j in range(n):</text:p>
      <text:p text:style-name="P3"><text:s text:c="8"/>if board[i][j] != 0:</text:p>
      <text:p text:style-name="P3"><text:s text:c="12"/>for l in range(b):</text:p>
      <text:p text:style-name="P3"><text:s text:c="16"/>res[x[i, j, l]] = ((board[i][j] - 1) &gt;&gt; l) &amp; 1</text:p>
      <text:p text:style-name="P3"/>
      <text:h text:style-name="Heading_20_3" text:outline-level="3">不能是超過範圍的數字</text:h>
      <text:p text:style-name="P1"/>
      <text:p text:style-name="P3">fv = And(*[</text:p>
      <text:p text:style-name="P3"><text:s text:c="8"/>And(*[</text:p>
      <text:p text:style-name="P3"><text:s text:c="12"/>And(*[</text:p>
      <text:p text:style-name="P3"><text:s text:c="16"/>Or(*[ </text:p>
      <text:p text:style-name="P3"><text:s text:c="20"/>Xor(</text:p>
      <text:p text:style-name="P3"><text:s text:c="24"/>res.get(x[i, j, l], x[i, j, l]),</text:p>
      <text:p text:style-name="P3"><text:s text:c="24"/>(k &gt;&gt; l) &amp; 1</text:p>
      <text:p text:style-name="P3"><text:s text:c="24"/>)</text:p>
      <text:p text:style-name="P3"><text:s text:c="20"/>for l in range(b)])</text:p>
      <text:p text:style-name="P3"><text:s text:c="16"/>for k in range(n, 2**b)])</text:p>
      <text:p text:style-name="P3"><text:s text:c="12"/>for j in range(n)])</text:p>
      <text:p text:style-name="P3"><text:s text:c="8"/>for i in range(n)])</text:p>
      <text:p text:style-name="P3"/>
      <text:h text:style-name="P6" text:outline-level="3"/>
      <text:h text:style-name="P7" text:outline-level="3">每行，每列，每個區塊不重複</text:h>
      <text:p text:style-name="P2"/>
      <text:p text:style-name="P2">fr = And(*[</text:p>
      <text:p text:style-name="P2"><text:s text:c="8"/>And(*[</text:p>
      <text:p text:style-name="P2"><text:s text:c="12"/>And(*[</text:p>
      <text:p text:style-name="P2"><text:s text:c="16"/>Or(*[</text:p>
      <text:p text:style-name="P2"><text:s text:c="20"/>Xor(</text:p>
      <text:p text:style-name="P2"><text:s text:c="24"/>res.get(x[i, j, l], x[i, j, l]),</text:p>
      <text:p text:style-name="P2"><text:s text:c="24"/>res.get(x[i, k, l], x[i, k, l])</text:p>
      <text:p text:style-name="P2"><text:s text:c="24"/>)</text:p>
      <text:p text:style-name="P2"><text:s text:c="20"/>for l in range(b)])</text:p>
      <text:p text:style-name="P2"><text:s text:c="16"/>for k in range(j)])</text:p>
      <text:p text:style-name="P2"><text:s text:c="12"/>for j in range(n)])</text:p>
      <text:p text:style-name="P2"><text:s text:c="8"/>for i in range(n)])</text:p>
      <text:p text:style-name="P2">fc = And(*[</text:p>
      <text:p text:style-name="P2"><text:s text:c="8"/>And(*[</text:p>
      <text:p text:style-name="P2"><text:s text:c="12"/>And(*[</text:p>
      <text:p text:style-name="P2"><text:s text:c="16"/>Or(*[ </text:p>
      <text:p text:style-name="P2"><text:s text:c="20"/>Xor(</text:p>
      <text:p text:style-name="P2"><text:s text:c="24"/>res.get(x[j, i, l], x[j, i, l]),</text:p>
      <text:p text:style-name="P2"><text:s text:c="24"/>res.get(x[k, i, l], x[k, i, l])</text:p>
      <text:p text:style-name="P2"><text:s text:c="24"/>)</text:p>
      <text:p text:style-name="P2"><text:s text:c="20"/>for l in range(b)])</text:p>
      <text:p text:style-name="P2"><text:s text:c="16"/>for k in range(j)])</text:p>
      <text:p text:style-name="P2"><text:s text:c="12"/>for j in range(n)])</text:p>
      <text:p text:style-name="P2"><text:s text:c="8"/>for i in range(n)])</text:p>
      <text:p text:style-name="P2">fb = And(*[</text:p>
      <text:p text:style-name="P2"><text:s text:c="8"/>And(*[</text:p>
      <text:p text:style-name="P2"><text:s text:c="12"/>And(*[</text:p>
      <text:p text:style-name="P2"><text:s text:c="16"/>Or(*[</text:p>
      <text:p text:style-name="P2"><text:s text:c="20"/>Xor(</text:p>
      <text:p text:style-name="P5"><text:s text:c="24"/>res.get(x[i // sqrtn * sqrtn + j // sqrtn,</text:p>
      <text:p text:style-name="P5"><text:s text:c="36"/>i % sqrtn * sqrtn + j % sqrtn, l],</text:p>
      <text:p text:style-name="P5"><text:s text:c="28"/>x[i // sqrtn * sqrtn + j // sqrtn,</text:p>
      <text:p text:style-name="P5"><text:s text:c="36"/>i % sqrtn * sqrtn + j % sqrtn, l]),</text:p>
      <text:p text:style-name="P5"><text:s text:c="24"/>res.get(x[i // sqrtn * sqrtn + k // sqrtn,</text:p>
      <text:p text:style-name="P5"><text:s text:c="36"/>i % sqrtn * sqrtn + k % sqrtn, l],</text:p>
      <text:p text:style-name="P5"><text:s text:c="28"/>x[i // sqrtn * sqrtn + k // sqrtn,</text:p>
      <text:p text:style-name="P5"><text:s text:c="36"/>i % sqrtn * sqrtn + k % sqrtn, l])</text:p>
      <text:p text:style-name="P2"><text:s text:c="24"/>)</text:p>
      <text:p text:style-name="P2"><text:s text:c="20"/>for l in range(b)])</text:p>
      <text:p text:style-name="P2"><text:s text:c="16"/>for k in range(j)])</text:p>
      <text:p text:style-name="P2"><text:s text:c="12"/>for j in range(n)])</text:p>
      <text:p text:style-name="P2"><text:s text:c="8"/>for i in range(n)])</text:p>
      <text:p text:style-name="P1"/>
      <text:h text:style-name="Heading_20_3" text:outline-level="3">全部 And</text:h>
      <text:p text:style-name="P1"/>
      <text:p text:style-name="P4">f = expr2bdd(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 derivative Powerline" svg:font-family="'Ubuntu Mono derivative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38:52.602980437</meta:creation-date>
    <meta:generator>LibreOffice/5.1.4.2$Linux_X86_64 LibreOffice_project/10m0$Build-2</meta:generator>
    <dc:date>2016-12-13T23:48:21.366619278</dc:date>
    <meta:editing-duration>PT5M57S</meta:editing-duration>
    <meta:editing-cycles>4</meta:editing-cycles>
    <meta:document-statistic meta:table-count="0" meta:image-count="0" meta:object-count="0" meta:page-count="2" meta:paragraph-count="72" meta:word-count="325" meta:character-count="2193" meta:non-whitespace-character-count="1011"/>
  </office:meta>
</office:document-meta>
</file>